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imulated_unit.get(hw.default_code if hw else element.default_code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5:53.359292528</dc:date>
    <meta:editing-duration>P7DT20H36M54S</meta:editing-duration>
    <meta:editing-cycles>869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